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8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hocolate theme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 (change theme, change sourceview style)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more than one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iles 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one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e 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stract way to communicate with other plug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d and replace on selected are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roll the text by pressing CTRL+Arrow-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lp using commander to specify which page/feature for help to op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anage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uttons'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rovide "diff" option to highlight any changes when closing</text:p>
            <text:p> an unsaved document</text:p>
            <text:p>https://gitlab.gnome.org/GNOME/gedit/issues/189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20:50:12.813128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3-01T21:39:32.709560182</dc:date>
    <meta:editing-duration>PT7H11M58S</meta:editing-duration>
    <meta:editing-cycles>135</meta:editing-cycles>
    <meta:generator>LibreOffice/6.4.1.1$Linux_X86_64 LibreOffice_project/40$Build-1</meta:generator>
    <meta:document-statistic meta:table-count="1" meta:cell-count="115" meta:object-count="0"/>
  </office:meta>
</office:document-meta>
</file>